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7fff" style:text-underline-style="solid" style:text-underline-width="auto" style:text-underline-color="font-color" officeooo:rsid="0014a0e2" officeooo:paragraph-rsid="0014a0e2" fo:background-color="transparent"/>
    </style:style>
    <style:style style:name="P2" style:family="paragraph" style:parent-style-name="Text_20_body">
      <style:paragraph-properties fo:text-align="start" style:justify-single-word="false"/>
      <style:text-properties fo:color="#000000" style:font-name="FreeSans" fo:font-style="italic" style:text-underline-style="none" fo:font-weight="bold" officeooo:rsid="0014a0e2" officeooo:paragraph-rsid="0014a0e2" fo:background-color="transparent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000000" style:font-name="FreeSans" fo:font-style="italic" style:text-underline-style="none" fo:font-weight="normal" officeooo:rsid="0014a0e2" officeooo:paragraph-rsid="0014a0e2" fo:background-color="transparent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color="#000000" style:font-name="Liberation Serif" fo:font-style="normal" style:text-underline-style="none" fo:font-weight="bold" officeooo:rsid="0014a0e2" officeooo:paragraph-rsid="0016bca3" fo:background-color="transparent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000000" style:font-name="Liberation Serif" fo:font-size="14pt" fo:font-style="normal" style:text-underline-style="none" fo:font-weight="bold" officeooo:rsid="00153162" officeooo:paragraph-rsid="00153162" fo:background-color="transparent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000000" style:font-name="Liberation Serif" fo:font-size="14pt" fo:font-style="normal" style:text-underline-style="none" fo:font-weight="bold" officeooo:rsid="00153162" officeooo:paragraph-rsid="0017496d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style:font-name="Liberation Serif" fo:font-size="15pt" fo:font-style="normal" style:text-underline-style="none" fo:font-weight="bold" officeooo:rsid="00153162" officeooo:paragraph-rsid="00153162" fo:background-color="transparent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0000" style:font-name="Liberation Serif" fo:font-size="15pt" fo:font-style="normal" style:text-underline-style="none" fo:font-weight="bold" officeooo:rsid="0014a0e2" officeooo:paragraph-rsid="00153162" fo:background-color="transparent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Liberation Serif" officeooo:paragraph-rsid="0017496d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4pt" fo:font-style="normal" style:text-underline-style="none" fo:font-weight="bold" officeooo:rsid="00153162" officeooo:paragraph-rsid="0016bca3" fo:background-color="transparent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officeooo:paragraph-rsid="0017496d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style:text-underline-style="none" fo:font-weight="bold" officeooo:rsid="00177ca2" officeooo:paragraph-rsid="00177ca2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style:text-underline-style="solid" style:text-underline-width="auto" style:text-underline-color="font-color" fo:font-weight="bold" officeooo:rsid="00177ca2" officeooo:paragraph-rsid="00177ca2" style:font-weight-asian="bold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style:text-underline-style="solid" style:text-underline-width="auto" style:text-underline-color="font-color" fo:font-weight="bold" officeooo:rsid="0017917e" officeooo:paragraph-rsid="0017917e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rsid="0017917e" officeooo:paragraph-rsid="0017917e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Liberation Serif" fo:font-size="14pt" fo:font-style="normal" style:text-underline-style="none" fo:font-weight="bold" officeooo:rsid="0014a0e2" officeooo:paragraph-rsid="0017496d" fo:background-color="transparent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itle">
      <style:text-properties fo:color="#007fff" style:text-underline-style="solid" style:text-underline-width="auto" style:text-underline-color="font-color" officeooo:rsid="0014a0e2" officeooo:paragraph-rsid="0014a0e2" fo:background-color="transparent"/>
    </style:style>
    <style:style style:name="P18" style:family="paragraph" style:parent-style-name="Text_20_body">
      <style:paragraph-properties fo:text-align="start" style:justify-single-word="false"/>
      <style:text-properties fo:color="#000000" style:font-name="Liberation Serif" fo:font-style="normal" style:text-underline-style="none" fo:font-weight="normal" officeooo:rsid="0014a0e2" officeooo:paragraph-rsid="0014a0e2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style:font-name="Liberation Serif" fo:font-size="14pt" fo:font-style="normal" style:text-underline-style="none" fo:font-weight="normal" officeooo:rsid="00153162" officeooo:paragraph-rsid="0015316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000000" style:font-name="Liberation Serif" fo:font-size="14pt" fo:font-style="normal" style:text-underline-style="none" fo:font-weight="normal" officeooo:rsid="00153162" officeooo:paragraph-rsid="0017496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000000" style:font-name="Liberation Serif" fo:font-size="14pt" fo:font-style="normal" style:text-underline-style="none" fo:font-weight="normal" officeooo:rsid="0014a0e2" officeooo:paragraph-rsid="0017496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000000" style:font-name="Liberation Serif" fo:font-size="14pt" fo:font-style="normal" style:text-underline-style="solid" style:text-underline-width="auto" style:text-underline-color="font-color" fo:font-weight="bold" officeooo:rsid="00153162" officeooo:paragraph-rsid="00153162" fo:background-color="transparent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Liberation Serif" fo:font-size="14pt" fo:font-style="normal" style:text-underline-style="none" fo:font-weight="normal" officeooo:rsid="0017496d" officeooo:paragraph-rsid="0017496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4pt" fo:font-weight="normal" officeooo:paragraph-rsid="0017496d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4pt" style:text-underline-style="none" fo:font-weight="normal" officeooo:rsid="00177ca2" officeooo:paragraph-rsid="00177ca2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4pt" style:text-underline-style="none" fo:font-weight="normal" officeooo:rsid="0017917e" officeooo:paragraph-rsid="0017917e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4pt" style:text-underline-style="none" fo:font-weight="normal" officeooo:rsid="0017917e" officeooo:paragraph-rsid="00177ca2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14a0e2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153162"/>
    </style:style>
    <style:style style:name="T4" style:family="text">
      <style:text-properties fo:color="#000000" fo:font-size="14pt" fo:font-style="normal" style:text-underline-style="none" fo:font-weight="normal" officeooo:rsid="0014a0e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bca3" style:font-weight-asian="normal" style:font-weight-complex="normal"/>
    </style:style>
    <style:style style:name="T7" style:family="text">
      <style:text-properties fo:font-weight="normal" officeooo:rsid="0017496d" style:font-weight-asian="normal" style:font-weight-complex="normal"/>
    </style:style>
    <style:style style:name="T8" style:family="text">
      <style:text-properties fo:font-weight="normal" officeooo:rsid="001a667d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8bddd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style:font-size-asian="14pt" style:font-size-complex="14pt"/>
    </style:style>
    <style:style style:name="T1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1a667d" style:font-size-asian="14pt" style:font-weight-asian="normal" style:font-size-complex="14pt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7" style:family="text">
      <style:text-properties fo:font-size="15pt" style:text-underline-style="solid" style:text-underline-width="auto" style:text-underline-color="font-color" officeooo:rsid="0014a0e2" style:font-size-asian="15pt" style:font-size-complex="15pt"/>
    </style:style>
    <style:style style:name="T18" style:family="text">
      <style:text-properties fo:font-size="15pt" style:text-underline-style="solid" style:text-underline-width="auto" style:text-underline-color="font-color" officeooo:rsid="0017496d" style:font-size-asian="15pt" style:font-size-complex="15pt"/>
    </style:style>
    <style:style style:name="T19" style:family="text">
      <style:text-properties fo:font-size="15pt" style:text-underline-style="solid" style:text-underline-width="auto" style:text-underline-color="font-color" fo:font-weight="bold" officeooo:rsid="0017496d" style:font-size-asian="15pt" style:font-weight-asian="bold" style:font-size-complex="15pt" style:font-weight-complex="bold"/>
    </style:style>
    <style:style style:name="T20" style:family="text">
      <style:text-properties fo:font-size="15pt" style:text-underline-style="solid" style:text-underline-width="auto" style:text-underline-color="font-color" fo:font-weight="bold" officeooo:rsid="00177ca2" style:font-size-asian="15pt" style:font-weight-asian="bold" style:font-size-complex="15pt" style:font-weight-complex="bold"/>
    </style:style>
    <style:style style:name="T21" style:family="text">
      <style:text-properties officeooo:rsid="001a66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ODATHON</text:p>
      <text:p text:style-name="P1"/>
      <text:p text:style-name="P3">“Hang in there and solve just one more question, increasing the chances of your success or give in and hang up”</text:p>
      <text:p text:style-name="P2"/>
      <text:p text:style-name="P4"><text:span text:style-name="T16">About:</text:span><text:span text:style-name="T15">-</text:span> </text:p>
      <text:p text:style-name="P4"><text:span text:style-name="T5"><text:tab/></text:span><text:span text:style-name="T10">Codathon is an online programming event for techfest PARAKARM </text:span><text:span text:style-name="T11">2k18</text:span><text:span text:style-name="T10">, and is organised by IET Lucknow.</text:span></text:p>
      <text:p text:style-name="P18"/>
      <text:p text:style-name="P7"><text:span text:style-name="T1">Round:-</text:span><text:span text:style-name="T5"> </text:span></text:p>
      <text:p text:style-name="P19"><text:s/>First : <text:s text:c="16"/><text:span text:style-name="T21">Now you </text:span>C <text:span text:style-name="T21">me </text:span>(1 Hour) <text:s/></text:p>
      <text:p text:style-name="P19"><text:s/>Second : <text:s text:c="12"/>Debugging &amp; Testing(1 Hour) </text:p>
      <text:p text:style-name="P19"><text:s/>Third : <text:s text:c="15"/>I/O Mapping(3 Hour) </text:p>
      <text:p text:style-name="P19"><text:s/>Fourth : <text:s text:c="13"/>BrainStrom(3 Hour)</text:p>
      <text:p text:style-name="P19"><text:s/>Fifth : <text:s text:c="16"/>Simple Coding Contest(3 Hour)</text:p>
      <text:p text:style-name="P22"/>
      <text:p text:style-name="P7"><text:span text:style-name="T1">Description:-</text:span><text:span text:style-name="T5"> </text:span></text:p>
      <text:p text:style-name="P19">First Round:- <text:s text:c="14"/>Multiple choice questions based on C Programming. </text:p>
      <text:p text:style-name="P5"><text:span text:style-name="T5">Second Round:-</text:span> <text:s text:c="10"/><text:span text:style-name="T5">Find errors or output for the given code. </text:span></text:p>
      <text:p text:style-name="P5"><text:span text:style-name="T5">Third Round:- </text:span><text:s text:c="12"/><text:span text:style-name="T5"><text:s/>You’ll be given a ex</text:span><text:span text:style-name="T8">e</text:span><text:span text:style-name="T5">cutable file which gives output for <text:s text:c="6"/><text:tab/><text:tab/><text:tab/> <text:s text:c="6"/>input (under <text:s/>constraint). Find logic and write program for <text:s text:c="4"/><text:tab/><text:tab/><text:tab/> <text:s text:c="6"/>the same. </text:span></text:p>
      <text:p text:style-name="P10"><text:span text:style-name="T5">Fourth Round:-</text:span> <text:s text:c="11"/><text:span text:style-name="T5">Watch out for the hints and clues hidden in the problem <text:tab/><text:tab/><text:tab/> <text:s text:c="16"/>stateme</text:span><text:span text:style-name="T6">nt <text:s/>and </text:span><text:span text:style-name="T5"><text:s/>submit code accordingly.</text:span></text:p>
      <text:p text:style-name="P19">Final Round:- <text:s text:c="14"/>Coding contest (To understand more about the judging <text:tab/><text:tab/><text:tab/> <text:s text:c="16"/>environment,time limits, etc. you can read information <text:tab/><text:tab/><text:tab/> <text:s text:c="16"/>about the HackerEarth judge).</text:p>
      <text:p text:style-name="P19"/>
      <text:p text:style-name="P22"/>
      <text:p text:style-name="P22"><text:soft-page-break/></text:p>
      <text:p text:style-name="P8"><text:span text:style-name="T3">Timeline</text:span><text:span text:style-name="T1">:</text:span>-</text:p>
      <text:p text:style-name="P5">Day 1:-<text:span text:style-name="T5"> </text:span></text:p>
      <text:p text:style-name="P19"><text:tab/>First &amp; Second Round(Offline) </text:p>
      <text:p text:style-name="P5">Day 2:- </text:p>
      <text:p text:style-name="P19"><text:tab/>Third Round(Online on Hackerearth)</text:p>
      <text:p text:style-name="P5">Day 3:-</text:p>
      <text:p text:style-name="P19"><text:tab/> Fourth Round(Online on Hackerearth)</text:p>
      <text:p text:style-name="P5">Day 4:-</text:p>
      <text:p text:style-name="P20"><text:tab/> Fifth Round(Online on Hackerearth) <text:s text:c="21"/></text:p>
      <text:p text:style-name="P20"/>
      <text:p text:style-name="P6"><text:span text:style-name="T2"><text:s/></text:span><text:span text:style-name="T17">Judging Criteria :</text:span><text:span text:style-name="T18">-</text:span></text:p>
      <text:p text:style-name="P21"><text:s/> Each round will have its own weightage. </text:p>
      <text:p text:style-name="P21"><text:s/> Points of all the rounds will be added up to <text:span text:style-name="T21">the</text:span> leaderboard.</text:p>
      <text:p text:style-name="P16"><text:span text:style-name="T5"><text:s/> Winner will be decided according to position on the leaderboard after </text:span><text:span text:style-name="T7">final <text:s text:c="7"/></text:span></text:p>
      <text:p text:style-name="P23"><text:s text:c="5"/>round.</text:p>
      <text:p text:style-name="P21"><text:s/> You can skip any round(Zero will be awarded for that round). </text:p>
      <text:p text:style-name="P21"><text:s/> Event’s AS-COs decision will be final.</text:p>
      <text:p text:style-name="P11"><text:span text:style-name="T4"><text:s/> </text:span><text:span text:style-name="T10">You can also send in your queries in an email to ietfractal@gmail.com, <text:s/></text:span></text:p>
      <text:p text:style-name="P24"><text:s text:c="5"/>during the contest.</text:p>
      <text:p text:style-name="P24"/>
      <text:p text:style-name="P9"><text:span text:style-name="T19">FAQ:</text:span><text:span text:style-name="T20">-</text:span></text:p>
      <text:p text:style-name="P12"><text:span text:style-name="T9">Ques:- <text:s text:c="5"/></text:span><text:span text:style-name="T10">Can I use any programming language for contest?</text:span></text:p>
      <text:p text:style-name="P13"><text:span text:style-name="T12">Ans:- <text:s text:c="7"/></text:span><text:span text:style-name="T13">Yes, you can use any programming language in online rounds but offline <text:s text:c="5"/><text:tab/> <text:s text:c="7"/>rounds mainly focus on C Programming language.</text:span></text:p>
      <text:p text:style-name="P25"/>
      <text:p text:style-name="P12"><text:span text:style-name="T9">Ques:- <text:s text:c="5"/></text:span><text:span text:style-name="T10">Is there any team required for participating in contest?</text:span></text:p>
      <text:p text:style-name="P13"><text:span text:style-name="T12">Ans:-</text:span><text:span text:style-name="T13"> <text:s text:c="7"/>No, there is only single person participation in each round.</text:span></text:p>
      <text:p text:style-name="P25"/>
      <text:p text:style-name="P14"><text:span text:style-name="T12">Ques:- <text:s text:c="5"/></text:span><text:span text:style-name="T13">Is there any registration fee required?</text:span></text:p>
      <text:p text:style-name="P14"><text:span text:style-name="T12">Ans:- <text:s text:c="7"/></text:span><text:span text:style-name="T14">No.</text:span></text:p>
      <text:p text:style-name="P25"><text:soft-page-break/><text:s text:c="2"/></text:p>
      <text:p text:style-name="P25"/>
      <text:p text:style-name="P15">Contact Details:-</text:p>
      <text:p text:style-name="P26">1. Fractal <text:s text:c="16"/>(ietfractal@gmail.com)</text:p>
      <text:p text:style-name="P26">2. Aman Agarwal <text:s text:c="3"/>(+91 7905311384)</text:p>
      <text:p text:style-name="P26">3. Sachin Sharma <text:s text:c="3"/>(+91 9410403626)</text:p>
      <text:p text:style-name="P27">4. Rahul Vishnoi <text:s text:c="4"/>(+91 8176869135)</text:p>
      <text:p text:style-name="P26">5. Piyush Mittal <text:s text:c="5"/>(+91 905849457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00:53:56.652489458</meta:creation-date>
    <dc:date>2018-02-11T13:53:43.425239593</dc:date>
    <meta:editing-duration>PT12M16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3" meta:paragraph-count="48" meta:word-count="334" meta:character-count="2422" meta:non-whitespace-character-count="1749"/>
  </office:meta>
</office:document-meta>
</file>